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6692" calcext:value-type="float">
            <text:p><text:s text:c="3"/>16,692</text:p>
          </table:table-cell>
          <table:table-cell table:style-name="ce57" office:value-type="float" office:value="15445" calcext:value-type="float">
            <text:p><text:s text:c="3"/>15,445</text:p>
          </table:table-cell>
          <table:table-cell table:style-name="ce57" office:value-type="float" office:value="642" calcext:value-type="float">
            <text:p><text:s text:c="3"/>642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605" calcext:value-type="float">
            <text:p><text:s text:c="3"/>605</text:p>
          </table:table-cell>
          <table:table-cell table:style-name="ce57" office:value-type="float" office:value="473" calcext:value-type="float">
            <text:p><text:s text:c="3"/>473</text:p>
          </table:table-cell>
          <table:table-cell table:style-name="ce57" office:value-type="float" office:value="132" calcext:value-type="float">
            <text:p><text:s text:c="3"/>132</text:p>
          </table:table-cell>
          <table:table-cell table:style-name="ce57" office:value-type="float" office:value="16378" calcext:value-type="float">
            <text:p><text:s text:c="3"/>16,378</text:p>
          </table:table-cell>
          <table:table-cell table:style-name="ce57" office:value-type="float" office:value="15135" calcext:value-type="float">
            <text:p><text:s text:c="3"/>15,135</text:p>
          </table:table-cell>
          <table:table-cell table:style-name="ce57" office:value-type="float" office:value="642" calcext:value-type="float">
            <text:p><text:s text:c="3"/>642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473" calcext:value-type="float">
            <text:p><text:s text:c="3"/>473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314" calcext:value-type="float">
            <text:p><text:s text:c="3"/>314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8281" calcext:value-type="float">
            <text:p><text:s text:c="3"/>8,281</text:p>
          </table:table-cell>
          <table:table-cell table:style-name="ce58" office:value-type="float" office:value="8052" calcext:value-type="float">
            <text:p><text:s text:c="3"/>8,052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8189" calcext:value-type="float">
            <text:p><text:s text:c="3"/>8,189</text:p>
          </table:table-cell>
          <table:table-cell table:style-name="ce58" office:value-type="float" office:value="7961" calcext:value-type="float">
            <text:p><text:s text:c="3"/>7,961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8411" calcext:value-type="float">
            <text:p><text:s text:c="3"/>8,411</text:p>
          </table:table-cell>
          <table:table-cell table:style-name="ce58" office:value-type="float" office:value="7393" calcext:value-type="float">
            <text:p><text:s text:c="3"/>7,393</text:p>
          </table:table-cell>
          <table:table-cell table:style-name="ce58" office:value-type="float" office:value="568" calcext:value-type="float">
            <text:p><text:s text:c="3"/>568</text:p>
          </table:table-cell>
          <table:table-cell table:style-name="ce58" office:value-type="float" office:value="542" calcext:value-type="float">
            <text:p><text:s text:c="3"/>54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450" calcext:value-type="float">
            <text:p><text:s text:c="3"/>450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189" calcext:value-type="float">
            <text:p><text:s text:c="3"/>8,189</text:p>
          </table:table-cell>
          <table:table-cell table:style-name="ce58" office:value-type="float" office:value="7174" calcext:value-type="float">
            <text:p><text:s text:c="3"/>7,174</text:p>
          </table:table-cell>
          <table:table-cell table:style-name="ce58" office:value-type="float" office:value="568" calcext:value-type="float">
            <text:p><text:s text:c="3"/>568</text:p>
          </table:table-cell>
          <table:table-cell table:style-name="ce58" office:value-type="float" office:value="542" calcext:value-type="float">
            <text:p><text:s text:c="3"/>54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447" calcext:value-type="float">
            <text:p><text:s text:c="3"/>447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5.67010309278351" calcext:value-type="float">
            <text:p>–5.67</text:p>
          </table:table-cell>
          <table:table-cell table:style-name="ce61" office:value-type="float" office:value="-5.15683147262095" calcext:value-type="float">
            <text:p>–5.16</text:p>
          </table:table-cell>
          <table:table-cell table:style-name="ce61" office:value-type="float" office:value="-13.4796238244514" calcext:value-type="float">
            <text:p>–13.48</text:p>
          </table:table-cell>
          <table:table-cell table:style-name="ce61" office:value-type="float" office:value="-13.265306122449" calcext:value-type="float">
            <text:p>–13.27</text:p>
          </table:table-cell>
          <table:table-cell table:style-name="ce61" office:value-type="float" office:value="-16" calcext:value-type="float">
            <text:p>–16.00</text:p>
          </table:table-cell>
          <table:table-cell table:style-name="ce61" office:value-type="float" office:value="-10.1639344262295" calcext:value-type="float">
            <text:p>–10.16</text:p>
          </table:table-cell>
          <table:table-cell table:style-name="ce61" office:value-type="float" office:value="-13.1687242798354" calcext:value-type="float">
            <text:p>–13.17</text:p>
          </table:table-cell>
          <table:table-cell table:style-name="ce61" office:value-type="float" office:value="1.61290322580645" calcext:value-type="float">
            <text:p>1.61</text:p>
          </table:table-cell>
          <table:table-cell table:style-name="ce61" office:value-type="float" office:value="-6.44118378512808" calcext:value-type="float">
            <text:p>–6.44</text:p>
          </table:table-cell>
          <table:table-cell table:style-name="ce61" office:value-type="float" office:value="-5.98463404771533" calcext:value-type="float">
            <text:p>–5.98</text:p>
          </table:table-cell>
          <table:table-cell table:style-name="ce61" office:value-type="float" office:value="-13.4796238244514" calcext:value-type="float">
            <text:p>–13.48</text:p>
          </table:table-cell>
          <table:table-cell table:style-name="ce61" office:value-type="float" office:value="-13.265306122449" calcext:value-type="float">
            <text:p>–13.27</text:p>
          </table:table-cell>
          <table:table-cell table:style-name="ce61" office:value-type="float" office:value="-16" calcext:value-type="float">
            <text:p>–16.00</text:p>
          </table:table-cell>
          <table:table-cell table:style-name="ce61" office:value-type="float" office:value="-10.1973684210526" calcext:value-type="float">
            <text:p>–10.20</text:p>
          </table:table-cell>
          <table:table-cell table:style-name="ce61" office:value-type="float" office:value="-13.1687242798354" calcext:value-type="float">
            <text:p>–13.17</text:p>
          </table:table-cell>
          <table:table-cell table:style-name="ce61" office:value-type="float" office:value="1.63934426229508" calcext:value-type="float">
            <text:p>1.64</text:p>
          </table:table-cell>
          <table:table-cell table:style-name="ce61" office:value-type="float" office:value="52.8301886792453" calcext:value-type="float">
            <text:p>52.83</text:p>
          </table:table-cell>
          <table:table-cell table:style-name="ce61" office:value-type="float" office:value="53.3333333333333" calcext:value-type="float">
            <text:p>53.33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6.05686032138443" calcext:value-type="float">
            <text:p>–6.06</text:p>
          </table:table-cell>
          <table:table-cell table:style-name="ce62" office:value-type="float" office:value="-6.30060728744939" calcext:value-type="float">
            <text:p>–6.30</text:p>
          </table:table-cell>
          <table:table-cell table:style-name="ce62" office:value-type="float" office:value="6.25" calcext:value-type="float">
            <text:p>6.25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-11.1111111111111" calcext:value-type="float">
            <text:p>–11.11</text:p>
          </table:table-cell>
          <table:table-cell table:style-name="ce62" office:value-type="float" office:value="3.27868852459016" calcext:value-type="float">
            <text:p>3.28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6.44118378512808" calcext:value-type="float">
            <text:p>–6.44</text:p>
          </table:table-cell>
          <table:table-cell table:style-name="ce62" office:value-type="float" office:value="-6.69551934826884" calcext:value-type="float">
            <text:p>–6.70</text:p>
          </table:table-cell>
          <table:table-cell table:style-name="ce62" office:value-type="float" office:value="6.25" calcext:value-type="float">
            <text:p>6.25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-11.1111111111111" calcext:value-type="float">
            <text:p>–11.11</text:p>
          </table:table-cell>
          <table:table-cell table:style-name="ce62" office:value-type="float" office:value="3.27868852459016" calcext:value-type="float">
            <text:p>3.28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58.3333333333333" calcext:value-type="float">
            <text:p>58.3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5.28881306361199" calcext:value-type="float">
            <text:p>–5.29</text:p>
          </table:table-cell>
          <table:table-cell table:style-name="ce63" office:value-type="float" office:value="-3.89137737961926" calcext:value-type="float">
            <text:p>–3.89</text:p>
          </table:table-cell>
          <table:table-cell table:style-name="ce63" office:value-type="float" office:value="-15.6794425087108" calcext:value-type="float">
            <text:p>–15.68</text:p>
          </table:table-cell>
          <table:table-cell table:style-name="ce63" office:value-type="float" office:value="-15.4981549815498" calcext:value-type="float">
            <text:p>–15.50</text:p>
          </table:table-cell>
          <table:table-cell table:style-name="ce63" office:value-type="float" office:value="-18.75" calcext:value-type="float">
            <text:p>–18.75</text:p>
          </table:table-cell>
          <table:table-cell table:style-name="ce63" office:value-type="float" office:value="-13.5245901639344" calcext:value-type="float">
            <text:p>–13.52</text:p>
          </table:table-cell>
          <table:table-cell table:style-name="ce63" office:value-type="float" office:value="-14.8471615720524" calcext:value-type="float">
            <text:p>–14.85</text:p>
          </table:table-cell>
          <table:table-cell table:style-name="ce63" office:value-type="float" office:value="6.66666666666667" calcext:value-type="float">
            <text:p>6.67</text:p>
          </table:table-cell>
          <table:table-cell table:style-name="ce63" office:value-type="float" office:value="-6.44118378512808" calcext:value-type="float">
            <text:p>–6.44</text:p>
          </table:table-cell>
          <table:table-cell table:style-name="ce63" office:value-type="float" office:value="-5.18476081352048" calcext:value-type="float">
            <text:p>–5.18</text:p>
          </table:table-cell>
          <table:table-cell table:style-name="ce63" office:value-type="float" office:value="-15.6794425087108" calcext:value-type="float">
            <text:p>–15.68</text:p>
          </table:table-cell>
          <table:table-cell table:style-name="ce63" office:value-type="float" office:value="-15.4981549815498" calcext:value-type="float">
            <text:p>–15.50</text:p>
          </table:table-cell>
          <table:table-cell table:style-name="ce63" office:value-type="float" office:value="-18.75" calcext:value-type="float">
            <text:p>–18.75</text:p>
          </table:table-cell>
          <table:table-cell table:style-name="ce63" office:value-type="float" office:value="-13.5802469135802" calcext:value-type="float">
            <text:p>–13.58</text:p>
          </table:table-cell>
          <table:table-cell table:style-name="ce63" office:value-type="float" office:value="-14.8471615720524" calcext:value-type="float">
            <text:p>–14.85</text:p>
          </table:table-cell>
          <table:table-cell table:style-name="ce63" office:value-type="float" office:value="7.14285714285714" calcext:value-type="float">
            <text:p>7.14</text:p>
          </table:table-cell>
          <table:table-cell table:style-name="ce63" office:value-type="float" office:value="51.219512195122" calcext:value-type="float">
            <text:p>51.22</text:p>
          </table:table-cell>
          <table:table-cell table:style-name="ce63" office:value-type="float" office:value="51.8518518518519" calcext:value-type="float">
            <text:p>51.85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14.6568954030646" calcext:value-type="float">
            <text:p>–14.66</text:p>
          </table:table-cell>
          <table:table-cell table:style-name="ce64" office:value-type="float" office:value="-14.1172222890841" calcext:value-type="float">
            <text:p>–14.12</text:p>
          </table:table-cell>
          <table:table-cell table:style-name="ce64" office:value-type="float" office:value="-24.5901639344262" calcext:value-type="float">
            <text:p>–24.59</text:p>
          </table:table-cell>
          <table:table-cell table:style-name="ce64" office:value-type="float" office:value="-25.6559766763848" calcext:value-type="float">
            <text:p>–25.66</text:p>
          </table:table-cell>
          <table:table-cell table:style-name="ce64" office:value-type="float" office:value="-8.69565217391304" calcext:value-type="float">
            <text:p>–8.70</text:p>
          </table:table-cell>
          <table:table-cell table:style-name="ce64" office:value-type="float" office:value="-17.2205438066465" calcext:value-type="float">
            <text:p>–17.22</text:p>
          </table:table-cell>
          <table:table-cell table:style-name="ce64" office:value-type="float" office:value="-19.4656488549618" calcext:value-type="float">
            <text:p>–19.47</text:p>
          </table:table-cell>
          <table:table-cell table:style-name="ce64" office:value-type="float" office:value="-8.69565217391304" calcext:value-type="float">
            <text:p>–8.70</text:p>
          </table:table-cell>
          <table:table-cell table:style-name="ce64" office:value-type="float" office:value="-15.0214592274678" calcext:value-type="float">
            <text:p>–15.02</text:p>
          </table:table-cell>
          <table:table-cell table:style-name="ce64" office:value-type="float" office:value="-14.5220588235294" calcext:value-type="float">
            <text:p>–14.52</text:p>
          </table:table-cell>
          <table:table-cell table:style-name="ce64" office:value-type="float" office:value="-24.5901639344262" calcext:value-type="float">
            <text:p>–24.59</text:p>
          </table:table-cell>
          <table:table-cell table:style-name="ce64" office:value-type="float" office:value="-25.6559766763848" calcext:value-type="float">
            <text:p>–25.66</text:p>
          </table:table-cell>
          <table:table-cell table:style-name="ce64" office:value-type="float" office:value="-8.69565217391304" calcext:value-type="float">
            <text:p>–8.70</text:p>
          </table:table-cell>
          <table:table-cell table:style-name="ce64" office:value-type="float" office:value="-16.7682926829268" calcext:value-type="float">
            <text:p>–16.77</text:p>
          </table:table-cell>
          <table:table-cell table:style-name="ce64" office:value-type="float" office:value="-19.4656488549618" calcext:value-type="float">
            <text:p>–19.47</text:p>
          </table:table-cell>
          <table:table-cell table:style-name="ce64" office:value-type="float" office:value="-6.06060606060606" calcext:value-type="float">
            <text:p>–6.06</text:p>
          </table:table-cell>
          <table:table-cell table:style-name="ce64" office:value-type="float" office:value="6.57894736842105" calcext:value-type="float">
            <text:p>6.58</text:p>
          </table:table-cell>
          <table:table-cell table:style-name="ce64" office:value-type="float" office:value="8.05369127516778" calcext:value-type="float">
            <text:p>8.05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66.6666666666667" calcext:value-type="float">
            <text:p>–66.67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66.6666666666667" calcext:value-type="float">
            <text:p>–66.67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15.1975005579112" calcext:value-type="float">
            <text:p>–15.20</text:p>
          </table:table-cell>
          <table:table-cell table:style-name="ce62" office:value-type="float" office:value="-14.8539894228558" calcext:value-type="float">
            <text:p>–14.85</text:p>
          </table:table-cell>
          <table:table-cell table:style-name="ce62" office:value-type="float" office:value="-15" calcext:value-type="float">
            <text:p>–15.00</text:p>
          </table:table-cell>
          <table:table-cell table:style-name="ce62" office:value-type="float" office:value="-13.3333333333333" calcext:value-type="float">
            <text:p>–13.33</text:p>
          </table:table-cell>
          <table:table-cell table:style-name="ce62" office:value-type="float" office:value="-20" calcext:value-type="float">
            <text:p>–20.00</text:p>
          </table:table-cell>
          <table:table-cell table:style-name="ce62" office:value-type="float" office:value="-31.5217391304348" calcext:value-type="float">
            <text:p>–31.52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-24.1935483870968" calcext:value-type="float">
            <text:p>–24.19</text:p>
          </table:table-cell>
          <table:table-cell table:style-name="ce62" office:value-type="float" office:value="-15.0214592274678" calcext:value-type="float">
            <text:p>–15.02</text:p>
          </table:table-cell>
          <table:table-cell table:style-name="ce62" office:value-type="float" office:value="-14.6880819366853" calcext:value-type="float">
            <text:p>–14.69</text:p>
          </table:table-cell>
          <table:table-cell table:style-name="ce62" office:value-type="float" office:value="-15" calcext:value-type="float">
            <text:p>–15.00</text:p>
          </table:table-cell>
          <table:table-cell table:style-name="ce62" office:value-type="float" office:value="-13.3333333333333" calcext:value-type="float">
            <text:p>–13.33</text:p>
          </table:table-cell>
          <table:table-cell table:style-name="ce62" office:value-type="float" office:value="-20" calcext:value-type="float">
            <text:p>–20.00</text:p>
          </table:table-cell>
          <table:table-cell table:style-name="ce62" office:value-type="float" office:value="-30.7692307692308" calcext:value-type="float">
            <text:p>–30.77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-22.9508196721311" calcext:value-type="float">
            <text:p>–22.95</text:p>
          </table:table-cell>
          <table:table-cell table:style-name="ce62" office:value-type="float" office:value="-29.6296296296296" calcext:value-type="float">
            <text:p>–29.63</text:p>
          </table:table-cell>
          <table:table-cell table:style-name="ce62" office:value-type="float" office:value="-28.3018867924528" calcext:value-type="float">
            <text:p>–28.30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14.121546961326" calcext:value-type="float">
            <text:p>–14.12</text:p>
          </table:table-cell>
          <table:table-cell table:style-name="ce63" office:value-type="float" office:value="-13.3080808080808" calcext:value-type="float">
            <text:p>–13.31</text:p>
          </table:table-cell>
          <table:table-cell table:style-name="ce63" office:value-type="float" office:value="-25.7668711656442" calcext:value-type="float">
            <text:p>–25.77</text:p>
          </table:table-cell>
          <table:table-cell table:style-name="ce63" office:value-type="float" office:value="-26.8370607028754" calcext:value-type="float">
            <text:p>–26.8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1.7154811715481" calcext:value-type="float">
            <text:p>–11.72</text:p>
          </table:table-cell>
          <table:table-cell table:style-name="ce63" office:value-type="float" office:value="-15.948275862069" calcext:value-type="float">
            <text:p>–15.95</text:p>
          </table:table-cell>
          <table:table-cell table:style-name="ce63" office:value-type="float" office:value="128.571428571429" calcext:value-type="float">
            <text:p>128.57</text:p>
          </table:table-cell>
          <table:table-cell table:style-name="ce63" office:value-type="float" office:value="-15.0214592274678" calcext:value-type="float">
            <text:p>–15.02</text:p>
          </table:table-cell>
          <table:table-cell table:style-name="ce63" office:value-type="float" office:value="-14.3374741200828" calcext:value-type="float">
            <text:p>–14.34</text:p>
          </table:table-cell>
          <table:table-cell table:style-name="ce63" office:value-type="float" office:value="-25.7668711656442" calcext:value-type="float">
            <text:p>–25.77</text:p>
          </table:table-cell>
          <table:table-cell table:style-name="ce63" office:value-type="float" office:value="-26.8370607028754" calcext:value-type="float">
            <text:p>–26.8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1.3924050632911" calcext:value-type="float">
            <text:p>–11.39</text:p>
          </table:table-cell>
          <table:table-cell table:style-name="ce63" office:value-type="float" office:value="-15.948275862069" calcext:value-type="float">
            <text:p>–15.95</text:p>
          </table:table-cell>
          <table:table-cell table:style-name="ce63" office:value-type="float" office:value="200" calcext:value-type="float">
            <text:p>200.00</text:p>
          </table:table-cell>
          <table:table-cell table:style-name="ce63" office:value-type="float" office:value="26.530612244898" calcext:value-type="float">
            <text:p>26.53</text:p>
          </table:table-cell>
          <table:table-cell table:style-name="ce63" office:value-type="float" office:value="28.125" calcext:value-type="float">
            <text:p>28.13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50" calcext:value-type="float">
            <text:p>–5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50" calcext:value-type="float">
            <text:p>–50.00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2月份" calcext:value-type="string">
              <text:p><text:s/>中華民國113年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7686" calcext:value-type="float">
            <text:p><text:s text:c="3"/>7,686</text:p>
          </table:table-cell>
          <table:table-cell table:style-name="ce54" office:value-type="float" office:value="7136" calcext:value-type="float">
            <text:p><text:s text:c="3"/>7,136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255" calcext:value-type="float">
            <text:p><text:s text:c="3"/>25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11" calcext:value-type="float">
            <text:p><text:s text:c="3"/>211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7524" calcext:value-type="float">
            <text:p><text:s text:c="3"/>7,524</text:p>
          </table:table-cell>
          <table:table-cell table:style-name="ce54" office:value-type="float" office:value="6975" calcext:value-type="float">
            <text:p><text:s text:c="3"/>6,975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255" calcext:value-type="float">
            <text:p><text:s text:c="3"/>25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73" calcext:value-type="float">
            <text:p><text:s text:c="3"/>273</text:p>
          </table:table-cell>
          <table:table-cell table:style-name="ce54" office:value-type="float" office:value="211" calcext:value-type="float">
            <text:p><text:s text:c="3"/>21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61" calcext:value-type="float">
            <text:p><text:s text:c="3"/>16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800" calcext:value-type="float">
            <text:p><text:s text:c="3"/>3,800</text:p>
          </table:table-cell>
          <table:table-cell table:style-name="ce51" office:value-type="float" office:value="3703" calcext:value-type="float">
            <text:p><text:s text:c="3"/>3,703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762" calcext:value-type="float">
            <text:p><text:s text:c="3"/>3,762</text:p>
          </table:table-cell>
          <table:table-cell table:style-name="ce51" office:value-type="float" office:value="3665" calcext:value-type="float">
            <text:p><text:s text:c="3"/>3,66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number-columns-repeated="2" table:style-name="ce51" office:value-type="float" office:value="38" calcext:value-type="float">
            <text:p><text:s text:c="3"/>3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886" calcext:value-type="float">
            <text:p><text:s text:c="3"/>3,886</text:p>
          </table:table-cell>
          <table:table-cell table:style-name="ce52" office:value-type="float" office:value="3433" calcext:value-type="float">
            <text:p><text:s text:c="3"/>3,433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195" calcext:value-type="float">
            <text:p><text:s text:c="3"/>19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3762" calcext:value-type="float">
            <text:p><text:s text:c="3"/>3,762</text:p>
          </table:table-cell>
          <table:table-cell table:style-name="ce52" office:value-type="float" office:value="3310" calcext:value-type="float">
            <text:p><text:s text:c="3"/>3,310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195" calcext:value-type="float">
            <text:p><text:s text:c="3"/>195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24" calcext:value-type="float">
            <text:p><text:s text:c="3"/>12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324" calcext:value-type="float">
            <text:p><text:s text:c="3"/>1,324</text:p>
          </table:table-cell>
          <table:table-cell table:style-name="ce54" office:value-type="float" office:value="1217" calcext:value-type="float">
            <text:p><text:s text:c="3"/>1,217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306" calcext:value-type="float">
            <text:p><text:s text:c="3"/>1,306</text:p>
          </table:table-cell>
          <table:table-cell table:style-name="ce54" office:value-type="float" office:value="1199" calcext:value-type="float">
            <text:p><text:s text:c="3"/>1,199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53" calcext:value-type="float">
            <text:p><text:s text:c="3"/>653</text:p>
          </table:table-cell>
          <table:table-cell table:style-name="ce51" office:value-type="float" office:value="634" calcext:value-type="float">
            <text:p><text:s text:c="3"/>63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63" calcext:value-type="float">
            <text:p><text:s text:c="3"/>663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53" calcext:value-type="float">
            <text:p><text:s text:c="3"/>653</text:p>
          </table:table-cell>
          <table:table-cell table:style-name="ce52" office:value-type="float" office:value="565" calcext:value-type="float">
            <text:p><text:s text:c="3"/>565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54" calcext:value-type="float">
            <text:p><text:s text:c="3"/>754</text:p>
          </table:table-cell>
          <table:table-cell table:style-name="ce54" office:value-type="float" office:value="699" calcext:value-type="float">
            <text:p><text:s text:c="3"/>69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46" calcext:value-type="float">
            <text:p><text:s text:c="3"/>746</text:p>
          </table:table-cell>
          <table:table-cell table:style-name="ce54" office:value-type="float" office:value="691" calcext:value-type="float">
            <text:p><text:s text:c="3"/>69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51" office:value-type="float" office:value="359" calcext:value-type="float">
            <text:p><text:s text:c="3"/>35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52" office:value-type="float" office:value="340" calcext:value-type="float">
            <text:p><text:s text:c="3"/>34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52" office:value-type="float" office:value="336" calcext:value-type="float">
            <text:p><text:s text:c="3"/>336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870" calcext:value-type="float">
            <text:p><text:s text:c="3"/>870</text:p>
          </table:table-cell>
          <table:table-cell table:style-name="ce54" office:value-type="float" office:value="809" calcext:value-type="float">
            <text:p><text:s text:c="3"/>809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840" calcext:value-type="float">
            <text:p><text:s text:c="3"/>840</text:p>
          </table:table-cell>
          <table:table-cell table:style-name="ce54" office:value-type="float" office:value="779" calcext:value-type="float">
            <text:p><text:s text:c="3"/>779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24" calcext:value-type="float">
            <text:p><text:s text:c="3"/>424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4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400" calcext:value-type="float">
            <text:p><text:s text:c="3"/>400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20" calcext:value-type="float">
            <text:p><text:s text:c="3"/>420</text:p>
          </table:table-cell>
          <table:table-cell table:style-name="ce52" office:value-type="float" office:value="374" calcext:value-type="float">
            <text:p><text:s text:c="3"/>374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940" calcext:value-type="float">
            <text:p><text:s text:c="3"/>94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72" calcext:value-type="float">
            <text:p><text:s text:c="3"/>972</text:p>
          </table:table-cell>
          <table:table-cell table:style-name="ce54" office:value-type="float" office:value="906" calcext:value-type="float">
            <text:p><text:s text:c="3"/>90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477" calcext:value-type="float">
            <text:p><text:s text:c="3"/>47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467" calcext:value-type="float">
            <text:p><text:s text:c="3"/>46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10" calcext:value-type="float">
            <text:p><text:s text:c="3"/>510</text:p>
          </table:table-cell>
          <table:table-cell table:style-name="ce52" office:value-type="float" office:value="463" calcext:value-type="float">
            <text:p><text:s text:c="3"/>463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6" calcext:value-type="float">
            <text:p><text:s text:c="3"/>486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46" calcext:value-type="float">
            <text:p><text:s text:c="3"/>646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308" calcext:value-type="float">
            <text:p><text:s text:c="3"/>308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3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890" calcext:value-type="float">
            <text:p><text:s text:c="3"/>890</text:p>
          </table:table-cell>
          <table:table-cell table:style-name="ce54" office:value-type="float" office:value="844" calcext:value-type="float">
            <text:p><text:s text:c="3"/>844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868" calcext:value-type="float">
            <text:p><text:s text:c="3"/>868</text:p>
          </table:table-cell>
          <table:table-cell table:style-name="ce54" office:value-type="float" office:value="822" calcext:value-type="float">
            <text:p><text:s text:c="3"/>82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428" calcext:value-type="float">
            <text:p><text:s text:c="3"/>42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34" calcext:value-type="float">
            <text:p><text:s text:c="3"/>434</text:p>
          </table:table-cell>
          <table:table-cell table:style-name="ce51" office:value-type="float" office:value="426" calcext:value-type="float">
            <text:p><text:s text:c="3"/>42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54" calcext:value-type="float">
            <text:p><text:s text:c="3"/>454</text:p>
          </table:table-cell>
          <table:table-cell table:style-name="ce52" office:value-type="float" office:value="416" calcext:value-type="float">
            <text:p><text:s text:c="3"/>416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34" calcext:value-type="float">
            <text:p><text:s text:c="3"/>434</text:p>
          </table:table-cell>
          <table:table-cell table:style-name="ce52" office:value-type="float" office:value="396" calcext:value-type="float">
            <text:p><text:s text:c="3"/>396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180" calcext:value-type="float">
            <text:p><text:s text:c="3"/>2,180</text:p>
          </table:table-cell>
          <table:table-cell table:style-name="ce54" office:value-type="float" office:value="2011" calcext:value-type="float">
            <text:p><text:s text:c="3"/>2,011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150" calcext:value-type="float">
            <text:p><text:s text:c="3"/>2,150</text:p>
          </table:table-cell>
          <table:table-cell table:style-name="ce54" office:value-type="float" office:value="1981" calcext:value-type="float">
            <text:p><text:s text:c="3"/>1,981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081" calcext:value-type="float">
            <text:p><text:s text:c="3"/>1,081</text:p>
          </table:table-cell>
          <table:table-cell table:style-name="ce51" office:value-type="float" office:value="1069" calcext:value-type="float">
            <text:p><text:s text:c="3"/>1,06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75" calcext:value-type="float">
            <text:p><text:s text:c="3"/>1,075</text:p>
          </table:table-cell>
          <table:table-cell table:style-name="ce51" office:value-type="float" office:value="1063" calcext:value-type="float">
            <text:p><text:s text:c="3"/>1,06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099" calcext:value-type="float">
            <text:p><text:s text:c="3"/>1,099</text:p>
          </table:table-cell>
          <table:table-cell table:style-name="ce52" office:value-type="float" office:value="942" calcext:value-type="float">
            <text:p><text:s text:c="3"/>942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75" calcext:value-type="float">
            <text:p><text:s text:c="3"/>1,075</text:p>
          </table:table-cell>
          <table:table-cell table:style-name="ce52" office:value-type="float" office:value="918" calcext:value-type="float">
            <text:p><text:s text:c="3"/>918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5" calcext:value-type="float">
            <text:p><text:s text:c="3"/>7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3" calcext:value-type="float">
            <text:p><text:s text:c="3"/>9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3" calcext:value-type="float">
            <text:p><text:s text:c="3"/>9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8" calcext:value-type="float">
            <text:p><text:s text:c="3"/>308</text:p>
          </table:table-cell>
          <table:table-cell table:style-name="ce103" office:value-type="float" office:value="286" calcext:value-type="float">
            <text:p><text:s text:c="3"/>286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8" calcext:value-type="float">
            <text:p><text:s text:c="3"/>308</text:p>
          </table:table-cell>
          <table:table-cell table:style-name="ce103" office:value-type="float" office:value="286" calcext:value-type="float">
            <text:p><text:s text:c="3"/>286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4" calcext:value-type="float">
            <text:p><text:s text:c="3"/>224</text:p>
          </table:table-cell>
          <table:table-cell table:style-name="ce138" office:value-type="float" office:value="207" calcext:value-type="float">
            <text:p><text:s text:c="3"/>20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4" calcext:value-type="float">
            <text:p><text:s text:c="3"/>6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4" calcext:value-type="float">
            <text:p><text:s text:c="3"/>6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style-name="ce103" office:value-type="float" office:value="262" calcext:value-type="float">
            <text:p><text:s text:c="3"/>26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260" calcext:value-type="float">
            <text:p><text:s text:c="3"/>26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9" calcext:value-type="float">
            <text:p><text:s text:c="3"/>139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6" calcext:value-type="float">
            <text:p><text:s text:c="3"/>2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6" calcext:value-type="float">
            <text:p><text:s text:c="3"/>2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9" calcext:value-type="float">
            <text:p><text:s text:c="3"/>3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6692" calcext:value-type="float">
            <text:p><text:s text:c="3"/>16,692</text:p>
          </table:table-cell>
          <table:table-cell table:number-columns-repeated="2" table:style-name="ce57" office:value-type="float" office:value="15445" calcext:value-type="float">
            <text:p><text:s text:c="3"/>15,44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333" calcext:value-type="float">
            <text:p><text:s text:c="3"/>333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605" calcext:value-type="float">
            <text:p><text:s text:c="3"/>605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57" office:value-type="float" office:value="308" calcext:value-type="float">
            <text:p><text:s text:c="3"/>308</text:p>
          </table:table-cell>
          <table:table-cell table:style-name="ce57" office:value-type="float" office:value="473" calcext:value-type="float">
            <text:p><text:s text:c="3"/>473</text:p>
          </table:table-cell>
          <table:table-cell table:style-name="ce57" office:value-type="float" office:value="294" calcext:value-type="float">
            <text:p><text:s text:c="3"/>294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32" calcext:value-type="float">
            <text:p><text:s text:c="3"/>13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16378" calcext:value-type="float">
            <text:p><text:s text:c="3"/>16,378</text:p>
          </table:table-cell>
          <table:table-cell table:number-columns-repeated="2" table:style-name="ce57" office:value-type="float" office:value="15135" calcext:value-type="float">
            <text:p><text:s text:c="3"/>15,13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333" calcext:value-type="float">
            <text:p><text:s text:c="3"/>333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57" office:value-type="float" office:value="304" calcext:value-type="float">
            <text:p><text:s text:c="3"/>304</text:p>
          </table:table-cell>
          <table:table-cell table:style-name="ce57" office:value-type="float" office:value="473" calcext:value-type="float">
            <text:p><text:s text:c="3"/>473</text:p>
          </table:table-cell>
          <table:table-cell table:style-name="ce57" office:value-type="float" office:value="294" calcext:value-type="float">
            <text:p><text:s text:c="3"/>294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314" calcext:value-type="float">
            <text:p><text:s text:c="3"/>314</text:p>
          </table:table-cell>
          <table:table-cell table:number-columns-repeated="2" table:style-name="ce57" office:value-type="float" office:value="310" calcext:value-type="float">
            <text:p><text:s text:c="3"/>310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8281" calcext:value-type="float">
            <text:p><text:s text:c="3"/>8,281</text:p>
          </table:table-cell>
          <table:table-cell table:number-columns-repeated="2" table:style-name="ce58" office:value-type="float" office:value="8052" calcext:value-type="float">
            <text:p><text:s text:c="3"/>8,05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8189" calcext:value-type="float">
            <text:p><text:s text:c="3"/>8,189</text:p>
          </table:table-cell>
          <table:table-cell table:number-columns-repeated="2" table:style-name="ce58" office:value-type="float" office:value="7961" calcext:value-type="float">
            <text:p><text:s text:c="3"/>7,96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91" calcext:value-type="float">
            <text:p><text:s text:c="3"/>91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8411" calcext:value-type="float">
            <text:p><text:s text:c="3"/>8,411</text:p>
          </table:table-cell>
          <table:table-cell table:number-columns-repeated="2" table:style-name="ce58" office:value-type="float" office:value="7393" calcext:value-type="float">
            <text:p><text:s text:c="3"/>7,39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2" calcext:value-type="float">
            <text:p><text:s text:c="3"/>542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50" calcext:value-type="float">
            <text:p><text:s text:c="3"/>450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290" calcext:value-type="float">
            <text:p><text:s text:c="3"/>290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8189" calcext:value-type="float">
            <text:p><text:s text:c="3"/>8,189</text:p>
          </table:table-cell>
          <table:table-cell table:number-columns-repeated="2" table:style-name="ce58" office:value-type="float" office:value="7174" calcext:value-type="float">
            <text:p><text:s text:c="3"/>7,17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2" calcext:value-type="float">
            <text:p><text:s text:c="3"/>542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47" calcext:value-type="float">
            <text:p><text:s text:c="3"/>447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156" calcext:value-type="float">
            <text:p><text:s text:c="3"/>156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290" calcext:value-type="float">
            <text:p><text:s text:c="3"/>290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number-columns-repeated="2" table:style-name="ce58" office:value-type="float" office:value="219" calcext:value-type="float">
            <text:p><text:s text:c="3"/>21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